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3102in"/>
    </style:style>
    <style:style style:name="co4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0"/>
    <style:style style:name="ce2" style:family="table-cell" style:parent-style-name="Default" style:data-style-name="N61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 style:data-style-name="N61">
      <style:table-cell-properties fo:background-color="#b2b2b2"/>
    </style:style>
    <style:style style:name="ce8" style:family="table-cell" style:parent-style-name="Default">
      <style:table-cell-properties fo:background-color="#dde8cb"/>
    </style:style>
    <style:style style:name="ce9" style:family="table-cell" style:parent-style-name="Default" style:data-style-name="N61">
      <style:table-cell-properties fo:background-color="#dde8cb"/>
    </style:style>
    <style:style style:name="ce10" style:family="table-cell" style:parent-style-name="Default">
      <style:table-cell-properties fo:background-color="#eeeeee"/>
    </style:style>
    <style:style style:name="ce11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>
      <style:table-cell-properties fo:background-color="#eeeeee"/>
    </style:style>
    <style:style style:name="ce13" style:family="table-cell" style:parent-style-name="Default" style:data-style-name="N61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STAN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s</text:p>
          </table:table-cell>
          <table:table-cell table:style-name="ce6" office:value-type="string" calcext:value-type="string">
            <text:p>1a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/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k<text:span text:style-name="T1">b</text:span><text:span text:style-name="T2"> (Boltzmns)</text:span></text:p>
          </table:table-cell>
          <table:table-cell office:value-type="float" office:value="1.380649E-023" calcext:value-type="float">
            <text:p>1.380649E-23</text:p>
          </table:table-cell>
          <table:table-cell office:value-type="string" calcext:value-type="string">
            <text:p>J<text:span text:style-name="T3">·K</text:span><text:span text:style-name="T4">-1</text:span></text:p>
          </table:table-cell>
          <table:table-cell table:style-name="ce6" office:value-type="string" calcext:value-type="string">
            <text:p>lamba</text:p>
          </table:table-cell>
          <table:table-cell/>
          <table:table-cell table:style-name="ce10" office:value-type="string" calcext:value-type="string">
            <text:p>lamba</text:p>
          </table:table-cell>
          <table:table-cell/>
          <table:table-cell table:style-name="ce6"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h (Planck)</text:p>
          </table:table-cell>
          <table:table-cell table:style-name="ce2" office:value-type="float" office:value="6.62607015E-034" calcext:value-type="float">
            <text:p>6.63E-34</text:p>
          </table:table-cell>
          <table:table-cell office:value-type="string" calcext:value-type="string">
            <text:p>J<text:span text:style-name="T3">·s</text:span></text:p>
          </table:table-cell>
          <table:table-cell table:style-name="ce7" office:value-type="float" office:value="0.0000005893" calcext:value-type="float">
            <text:p>5.89E-07</text:p>
          </table:table-cell>
          <table:table-cell office:value-type="string" calcext:value-type="string">
            <text:p>m</text:p>
          </table:table-cell>
          <table:table-cell table:style-name="ce12" office:value-type="float" office:value="0.0000002" calcext:value-type="float">
            <text:p>2.00E-07</text:p>
          </table:table-cell>
          <table:table-cell/>
          <table:table-cell table:style-name="ce6" office:value-type="string" calcext:value-type="string">
            <text:p>wavenumber</text:p>
          </table:table-cell>
        </table:table-row>
        <table:table-row table:style-name="ro1">
          <table:table-cell office:value-type="string" calcext:value-type="string">
            <text:p>c (S.o.L.)</text:p>
          </table:table-cell>
          <table:table-cell office:value-type="float" office:value="299792458" calcext:value-type="float">
            <text:p>299792458</text:p>
          </table:table-cell>
          <table:table-cell office:value-type="string" calcext:value-type="string">
            <text:p>m<text:span text:style-name="T3">·s</text:span><text:span text:style-name="T4">-1</text:span></text:p>
          </table:table-cell>
          <table:table-cell table:style-name="ce6" office:value-type="string" calcext:value-type="string">
            <text:p>E</text:p>
          </table:table-cell>
          <table:table-cell/>
          <table:table-cell table:style-name="ce10" office:value-type="string" calcext:value-type="string">
            <text:p>e photon</text:p>
          </table:table-cell>
          <table:table-cell/>
          <table:table-cell table:style-name="ce6" table:formula="of:=[.B9]*(3/16)" office:value-type="float" office:value="20564.546888025" calcext:value-type="float">
            <text:p>20564.546888025</text:p>
          </table:table-cell>
        </table:table-row>
        <table:table-row table:style-name="ro1">
          <table:table-cell office:value-type="string" calcext:value-type="string">
            <text:p>electron m</text:p>
          </table:table-cell>
          <table:table-cell table:style-name="ce2" office:value-type="float" office:value="9.1093837015E-031" calcext:value-type="float">
            <text:p>9.11E-31</text:p>
          </table:table-cell>
          <table:table-cell office:value-type="string" calcext:value-type="string">
            <text:p>kg</text:p>
          </table:table-cell>
          <table:table-cell table:style-name="ce6" table:formula="of:=([.B3]*[.B4])/[.D3]" office:value-type="float" office:value="3.37085670651439E-019" calcext:value-type="float">
            <text:p>3.37085670651439E-19</text:p>
          </table:table-cell>
          <table:table-cell office:value-type="string" calcext:value-type="string">
            <text:p>J</text:p>
          </table:table-cell>
          <table:table-cell table:style-name="ce10" table:formula="of:=[.B3]*[.B4]/[.F3]" office:value-type="float" office:value="9.93222928574464E-019" calcext:value-type="float">
            <text:p>9.93222928574464E-19</text:p>
          </table:table-cell>
          <table:table-cell/>
          <table:table-cell table:style-name="ce6"/>
        </table:table-row>
        <table:table-row table:style-name="ro1">
          <table:table-cell office:value-type="string" calcext:value-type="string">
            <text:p>eV (to J)</text:p>
          </table:table-cell>
          <table:table-cell table:style-name="ce2" office:value-type="float" office:value="1.602176634E-019" calcext:value-type="float">
            <text:p>1.60E-19</text:p>
          </table:table-cell>
          <table:table-cell office:value-type="string" calcext:value-type="string">
            <text:p>J</text:p>
          </table:table-cell>
          <table:table-cell table:style-name="ce6" office:value-type="string" calcext:value-type="string">
            <text:p>PHI per S</text:p>
          </table:table-cell>
          <table:table-cell/>
          <table:table-cell table:style-name="ce10" office:value-type="string" calcext:value-type="string">
            <text:p>e eltron</text:p>
          </table:table-cell>
          <table:table-cell/>
          <table:table-cell table:style-name="ce6"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J (to eV)</text:p>
          </table:table-cell>
          <table:table-cell table:style-name="ce2" office:value-type="float" office:value="6.241509074E+018" calcext:value-type="float">
            <text:p>6.24E+18</text:p>
          </table:table-cell>
          <table:table-cell office:value-type="string" calcext:value-type="string">
            <text:p>eV</text:p>
          </table:table-cell>
          <table:table-cell table:style-name="ce6" table:formula="of:=200/[.D5]" office:value-type="float" office:value="5.93320978650584E+020" calcext:value-type="float">
            <text:p>5.93320978650584E+020</text:p>
          </table:table-cell>
          <table:table-cell/>
          <table:table-cell table:style-name="ce10" table:formula="of:=0.5*[.B5]*[.F10]^2" office:value-type="float" office:value="2.50764936411632E-019" calcext:value-type="float">
            <text:p>2.50764936411632E-19</text:p>
          </table:table-cell>
          <table:table-cell/>
          <table:table-cell table:style-name="ce6" table:formula="of:=[.B9]*((1/81)-(1/100))" office:value-type="float" office:value="257.268405512741" calcext:value-type="float">
            <text:p>257.268405512741</text:p>
          </table:table-cell>
        </table:table-row>
        <table:table-row table:style-name="ro1">
          <table:table-cell office:value-type="string" calcext:value-type="string">
            <text:p>Avo’s #</text:p>
          </table:table-cell>
          <table:table-cell table:style-name="ce2" office:value-type="float" office:value="6.02214076E+023" calcext:value-type="float">
            <text:p>6.02E+23</text:p>
          </table:table-cell>
          <table:table-cell table:number-columns-repeated="3"/>
          <table:table-cell table:style-name="ce10"/>
          <table:table-cell/>
          <table:table-cell table:style-name="ce6"/>
        </table:table-row>
        <table:table-row table:style-name="ro1">
          <table:table-cell office:value-type="string" calcext:value-type="string">
            <text:p>Rydberg C</text:p>
          </table:table-cell>
          <table:table-cell table:style-name="ce5" office:value-type="float" office:value="109677.5834028" calcext:value-type="float">
            <text:p>109677.5834028</text:p>
          </table:table-cell>
          <table:table-cell office:value-type="string" calcext:value-type="string">
            <text:p>cm-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0" office:value-type="string" calcext:value-type="string">
            <text:p>v eltron</text:p>
          </table:table-cell>
          <table:table-cell/>
          <table:table-cell table:style-name="ce6" office:value-type="string" calcext:value-type="string">
            <text:p>dbutwrong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mass H2 kg/mol</text:p>
          </table:table-cell>
          <table:table-cell/>
          <table:table-cell table:style-name="ce13" office:value-type="float" office:value="742000" calcext:value-type="float">
            <text:p>7.42E+05</text:p>
          </table:table-cell>
          <table:table-cell/>
          <table:table-cell table:style-name="ce6" table:formula="of:=1/[.B9]" office:value-type="float" office:value="0.00000911763342129282" calcext:value-type="float">
            <text:p>9.11763342129282E-06</text:p>
          </table:table-cell>
        </table:table-row>
        <table:table-row table:style-name="ro1">
          <table:table-cell table:number-columns-repeated="3"/>
          <table:table-cell table:style-name="ce8" office:value-type="float" office:value="0.00201588" calcext:value-type="float">
            <text:p>0.00201588</text:p>
          </table:table-cell>
          <table:table-cell/>
          <table:table-cell table:style-name="ce10" office:value-type="string" calcext:value-type="string">
            <text:p>wf</text:p>
          </table:table-cell>
          <table:table-cell/>
          <table:table-cell table:style-name="ce6" office:value-type="string" calcext:value-type="string">
            <text:p>c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kg of one </text:p>
          </table:table-cell>
          <table:table-cell/>
          <table:table-cell table:style-name="ce10" table:formula="of:=[.F5]-[.F7]" office:value-type="float" office:value="7.42457992162832E-019" calcext:value-type="float">
            <text:p>7.42457992162832E-19</text:p>
          </table:table-cell>
          <table:table-cell office:value-type="string" calcext:value-type="string">
            <text:p>J</text:p>
          </table:table-cell>
          <table:table-cell table:style-name="ce6" table:formula="of:=[.B9]*0.25" office:value-type="float" office:value="27419.3958507" calcext:value-type="float">
            <text:p>27419.3958507</text:p>
          </table:table-cell>
        </table:table-row>
        <table:table-row table:style-name="ro1">
          <table:table-cell table:number-columns-repeated="3"/>
          <table:table-cell table:style-name="ce8" table:formula="of:=[.D11]/[.B8]" office:value-type="float" office:value="3.34744749473441E-027" calcext:value-type="float">
            <text:p>3.34744749473441E-27</text:p>
          </table:table-cell>
          <table:table-cell office:value-type="string" calcext:value-type="string">
            <text:p>kg</text:p>
          </table:table-cell>
          <table:table-cell table:style-name="ce10" table:formula="of:=[.F12]/[.B6]" office:value-type="float" office:value="4.63405829549023" calcext:value-type="float">
            <text:p>4.63405829549023</text:p>
          </table:table-cell>
          <table:table-cell/>
          <table:table-cell table:style-name="ce6" table:formula="of:=1/[.H12]" office:value-type="float" office:value="0.0000364705336851713" calcext:value-type="float">
            <text:p>3.64705336851713E-05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lamb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float" office:value="0.0000000584" calcext:value-type="float">
            <text:p>5.84E-08</text:p>
          </table:table-cell>
          <table:table-cell office:value-type="string" calcext:value-type="string">
            <text:p>m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rho photon</text:p>
          </table:table-cell>
          <table:table-cell/>
          <table:table-cell table:style-name="ce6" office:value-type="string" calcext:value-type="string">
            <text:p>time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table:formula="of:=[.B3]/[.D15]" office:value-type="float" office:value="1.13460105308219E-026" calcext:value-type="float">
            <text:p>1.13460105308219E-26</text:p>
          </table:table-cell>
          <table:table-cell/>
          <table:table-cell table:style-name="ce7" office:value-type="float" office:value="0.000000001" calcext:value-type="float">
            <text:p>1.00E-0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office:value-type="string" calcext:value-type="string">
            <text:p>v eltron</text:p>
          </table:table-cell>
          <table:table-cell/>
          <table:table-cell table:style-name="ce6" office:value-type="string" calcext:value-type="string">
            <text:p>energ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table:formula="of:=[.D17]/[.D13]" office:value-type="float" office:value="3.38945138009464" calcext:value-type="float">
            <text:p>3.38945138009464</text:p>
          </table:table-cell>
          <table:table-cell/>
          <table:table-cell table:style-name="ce6" table:formula="of:=[.B3]/(4*PI()*[.F17])" office:value-type="float" office:value="5.27285908823078E-026" calcext:value-type="float">
            <text:p>5.27285908823078E-2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" office:value-type="string" calcext:value-type="string">
            <text:p>per mo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n air</text:p>
          </table:table-cell>
          <table:table-cell/>
          <table:table-cell table:style-name="ce6" table:formula="of:=[.F19]*[.B8]" office:value-type="float" office:value="0.031753899636971" calcext:value-type="float">
            <text:p>0.03175389963697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office:value-type="float" office:value="1.0002759" calcext:value-type="float">
            <text:p>1.0002759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0" office:value-type="string" calcext:value-type="string">
            <text:p>lamba air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" office:value-type="float" office:value="6328.165" calcext:value-type="float">
            <text:p>6328.165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delta 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 office:value-type="float" office:value="0.0000006328165" calcext:value-type="float">
            <text:p>6.33E-07</text:p>
          </table:table-cell>
          <table:table-cell office:value-type="string" calcext:value-type="string">
            <text:p>m</text:p>
          </table:table-cell>
          <table:table-cell table:style-name="ce8" table:formula="of:=[.B3]/([.B5]*[.B4])" office:value-type="float" office:value="0.00000000000242631023868309" calcext:value-type="float">
            <text:p>2.42631023868309E-12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lamba vacuum</text:p>
          </table:table-cell>
          <table:table-cell/>
          <table:table-cell table:style-name="ce8" office:value-type="string" calcext:value-type="string">
            <text:p>new L in Ang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formula="of:=[.D22]*[.D25]" office:value-type="float" office:value="0.00000063299109407235" calcext:value-type="float">
            <text:p>6.3299109407235E-07</text:p>
          </table:table-cell>
          <table:table-cell office:value-type="string" calcext:value-type="string">
            <text:p>m</text:p>
          </table:table-cell>
          <table:table-cell table:style-name="ce8" table:formula="of:=0.0000000003+[.F25]" office:value-type="float" office:value="0.000000000302426310238683" calcext:value-type="float">
            <text:p>3.02426310238683E-1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wavenumber</text:p>
          </table:table-cell>
          <table:table-cell/>
          <table:table-cell table:style-name="ce8"/>
          <table:table-cell table:number-columns-repeated="2"/>
        </table:table-row>
        <table:table-row table:style-name="ro1">
          <table:table-cell table:number-columns-repeated="3"/>
          <table:table-cell table:style-name="ce10" table:formula="of:=1/([.D27]*100)" office:value-type="float" office:value="15798.010578103" calcext:value-type="float">
            <text:p>15798.010578103</text:p>
          </table:table-cell>
          <table:table-cell/>
          <table:table-cell table:style-name="ce8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office:value-type="string" calcext:value-type="string">
            <text:p>SOL in medium</text:p>
          </table:table-cell>
          <table:table-cell/>
          <table:table-cell table:style-name="ce8" office:value-type="string" calcext:value-type="string">
            <text:p>Ei photo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0" table:formula="of:=[.B4]/[.D22]" office:value-type="float" office:value="299709768.074988" calcext:value-type="float">
            <text:p>299709768.074988</text:p>
          </table:table-cell>
          <table:table-cell/>
          <table:table-cell table:style-name="ce8" table:formula="of:=([.B3]*[.B4])/0.0000000003" office:value-type="float" office:value="6.62148619049643E-016" calcext:value-type="float">
            <text:p>6.62148619049643E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 office:value-type="string" calcext:value-type="string">
            <text:p>Ef photo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 table:formula="of:=([.B3]*[.B4])/[.F27]" office:value-type="float" office:value="6.56836323394341E-016" calcext:value-type="float">
            <text:p>6.56836323394341E-16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 office:value-type="string" calcext:value-type="string">
            <text:p>Ef eltro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 table:formula="of:=-([.F31]-[.F33])" office:value-type="float" office:value="-5.31229565530208E-018" calcext:value-type="float">
            <text:p>-5.31229565530208E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 table:formula="of:=[.F31]-[.F33]" office:value-type="float" office:value="5.31229565530208E-018" calcext:value-type="float">
            <text:p>5.31229565530208E-18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 office:value-type="string" calcext:value-type="string">
            <text:p>v eltron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" table:formula="of:=SQRT((2*[.F36])/[.B5])" office:value-type="float" office:value="3415164.43265674" calcext:value-type="float">
            <text:p>3415164.43265674</text:p>
          </table:table-cell>
          <table:table-cell table:number-columns-repeated="2"/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21:22:00.1938593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07:10:55.288524239</meta:creation-date>
    <dc:date>2021-02-02T13:14:11.009195722</dc:date>
    <meta:editing-duration>PT3H8M47S</meta:editing-duration>
    <meta:editing-cycles>15</meta:editing-cycles>
    <meta:generator>LibreOffice/6.4.6.2$Linux_X86_64 LibreOffice_project/40$Build-2</meta:generator>
    <meta:document-statistic meta:table-count="1" meta:cell-count="108" meta:object-count="0"/>
  </office:meta>
</office:document-meta>
</file>